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30f05" officeooo:paragraph-rsid="00030f05" style:font-size-asian="10pt" style:font-size-complex="10pt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Standard">
      <style:text-properties officeooo:rsid="00030f05" officeooo:paragraph-rsid="00030f05"/>
    </style:style>
    <style:style style:name="P4" style:family="paragraph" style:parent-style-name="Standard">
      <style:paragraph-properties fo:break-before="page"/>
      <style:text-properties officeooo:rsid="00030f05" officeooo:paragraph-rsid="00030f05"/>
    </style:style>
    <style:style style:name="P5" style:family="paragraph" style:parent-style-name="Standard">
      <style:paragraph-properties fo:break-before="page"/>
      <style:text-properties officeooo:rsid="00030f05" officeooo:paragraph-rsid="0005f3e6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officeooo:rsid="00030f05" officeooo:paragraph-rsid="00030f05" style:font-size-asian="28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030f05" officeooo:paragraph-rsid="00030f05" style:font-size-asian="22.75pt" style:font-weight-asian="bold" style:font-size-complex="26pt" style:font-weight-complex="bold"/>
    </style:style>
    <style:style style:name="P8" style:family="paragraph" style:parent-style-name="Standard">
      <style:text-properties officeooo:rsid="00033627" officeooo:paragraph-rsid="00033627"/>
    </style:style>
    <style:style style:name="P9" style:family="paragraph" style:parent-style-name="Standard">
      <style:paragraph-properties fo:break-before="page"/>
      <style:text-properties officeooo:rsid="00033627" officeooo:paragraph-rsid="0005f3e6"/>
    </style:style>
    <style:style style:name="P10" style:family="paragraph" style:parent-style-name="Standard">
      <style:text-properties officeooo:rsid="00046c16" officeooo:paragraph-rsid="00046c16"/>
    </style:style>
    <style:style style:name="P11" style:family="paragraph" style:parent-style-name="Standard">
      <style:paragraph-properties fo:break-before="page"/>
      <style:text-properties officeooo:rsid="00046c16" officeooo:paragraph-rsid="0005f3e6"/>
    </style:style>
    <style:style style:name="P12" style:family="paragraph" style:parent-style-name="Standard">
      <style:text-properties officeooo:rsid="0005f3e6" officeooo:paragraph-rsid="0005f3e6"/>
    </style:style>
    <style:style style:name="P13" style:family="paragraph" style:parent-style-name="Standard">
      <style:paragraph-properties fo:break-before="page"/>
      <style:text-properties officeooo:rsid="0005f3e6" officeooo:paragraph-rsid="0005f3e6"/>
    </style:style>
    <style:style style:name="T1" style:family="text">
      <style:text-properties officeooo:rsid="00030f05"/>
    </style:style>
    <style:style style:name="T2" style:family="text">
      <style:text-properties fo:color="#c9211e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fo:font-size="10pt" officeooo:rsid="00030f05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kumentation Jahresarbeit</text:p>
      <text:p text:style-name="P7">Schiffe versenken mit GU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Gliederung:</text:p>
      <text:p text:style-name="P3"/>
      <text:p text:style-name="P3">1. Vorword <text:span text:style-name="T2">!!!Bemerkungen!!!</text:span></text:p>
      <text:p text:style-name="P3">2. Ziel der Arbeit</text:p>
      <text:p text:style-name="P8">3. Bedienungsanleitung</text:p>
      <text:p text:style-name="P10">4. Diskussion</text:p>
      <text:p text:style-name="P12">5. Quellen</text:p>
      <text:p text:style-name="P4">1. Vorword und Bemerkungen</text:p>
      <text:p text:style-name="P3"/>
      <text:p text:style-name="P3"/>
      <text:p text:style-name="P5">2. Ziel der Arbeit</text:p>
      <text:p text:style-name="P9">3. Bedienungsanleitung</text:p>
      <text:p text:style-name="P11">4. Diskussion</text:p>
      <text:p text:style-name="P13">5. Quell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30f05" officeooo:paragraph-rsid="00030f05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officeooo:rsid="00030f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Von: Tillmann Kühnel <text:s text:c="124"/>Datum: 25.04.2024</text:p>
        <text:p text:style-name="MP2">Kurs: Info 1<text:span text:style-name="MT1">b</text:span> <text:s text:c="143"/>AG-Leiter: Jahn 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3:20:32.184000000</meta:creation-date>
    <dc:date>2024-04-25T14:02:03.378000000</dc:date>
    <meta:editing-duration>PT41M28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7" meta:paragraph-count="15" meta:word-count="44" meta:character-count="577" meta:non-whitespace-character-count="280"/>
  </office:meta>
</office:document-meta>
</file>